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ebb6" officeooo:paragraph-rsid="0011ebb6" style:font-weight-asian="bold" style:font-weight-complex="bold"/>
    </style:style>
    <style:style style:name="P2" style:family="paragraph" style:parent-style-name="Standard">
      <style:paragraph-properties fo:text-align="start" style:justify-single-word="false"/>
      <style:text-properties fo:font-weight="normal" officeooo:rsid="0011ebb6" officeooo:paragraph-rsid="0011ebb6" style:font-weight-asian="normal" style:font-weight-complex="normal"/>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officeooo:rsid="0011ebb6" officeooo:paragraph-rsid="0011ebb6" style:font-weight-asian="normal" style:font-weight-complex="normal"/>
    </style:style>
    <style:style style:name="T1" style:family="text">
      <style:text-properties style:text-underline-style="none"/>
    </style:style>
    <style:style style:name="T2" style:family="text">
      <style:text-properties style:text-position="super 58%" style:text-underline-style="none"/>
    </style:style>
    <style:style style:name="T3"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culty Personnel Committee Feedback Notes</text:p>
      <text:p text:style-name="P1">Jordan C. Hanson, Physics and Astronomy Department – Fall 2021</text:p>
      <text:p text:style-name="P1"/>
      <text:p text:style-name="P2">Jordan, the Faculty Personnel Committee’s purpose at this time is to provide you with our response to what you have presented to us about your performance in the four areas considered in faculty evaluation as specified in the Faculty Handbook, Part III: Section B.4: teaching, advising, service, and scholarship. <text:s/>These notes represent for you and for FPC a summary record of the points and issues the committee considered when reviewing your materials. <text:s/>We hope our comments enable you to evaluate your progress towards tenure and promotion and to plan your future PEGPs. <text:s/>As stated in the Faculty Handbook, “Individuals should recognize … that a good progress report from FPC, or even a succession of positive reports, will not necessarily lead to tenure and promotion or guarantee retention, since other considerations – including departmental recommendations, administrative considerations, etc. – also carry weight in personnel matters.”</text:p>
      <text:p text:style-name="P2"/>
      <text:p text:style-name="P3">Status:</text:p>
      <text:p text:style-name="P3"><text:span text:style-name="T1">Jordan, you are an assistant professor in the Department of Physics and Astronomy, and this is your fifth year in the tenure track at Whittier College. <text:s/>This PEGP submission represents your 4</text:span><text:span text:style-name="T2">th</text:span><text:span text:style-name="T1"> year PEGP, as in 2020 you opted to postpone your submission for one year due to the COVID-19 pandemi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1T20:25:23.130993114</meta:creation-date>
    <dc:date>2022-10-11T20:32:18.626683371</dc:date>
    <meta:editing-duration>PT6M56S</meta:editing-duration>
    <meta:editing-cycles>1</meta:editing-cycles>
    <meta:document-statistic meta:table-count="0" meta:image-count="0" meta:object-count="0" meta:page-count="1" meta:paragraph-count="5" meta:word-count="208" meta:character-count="1349" meta:non-whitespace-character-count="1139"/>
    <meta:generator>LibreOffice/7.2.7.2$Linux_X86_64 LibreOffice_project/20$Build-2</meta:generator>
  </office:meta>
</office:document-meta>
</file>